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style style:name="P14" style:family="paragraph" style:parent-style-name="Text_20_body" style:list-style-name="L9">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ovisional Patent Application Specifications: Public Disclosure Version</text:span></text:p>
      <text:h text:style-name="Heading_20_3" text:outline-level="3"><text:span text:style-name="Strong_20_Emphasis">Title:</text:span></text:h>
      <text:p text:style-name="Text_20_body">XVAM Code: A Proprietary Encoding System for Multi-spectral Data and AI Integration</text:p>
      <text:h text:style-name="Heading_20_3" text:outline-level="3"><text:span text:style-name="Strong_20_Emphasis">Abstract:</text:span></text:h>
      <text:p text:style-name="Text_20_body">The XVAM Code is a proprietary encoding framework that transforms multi-spectral data (including visible, infrared, and ultraviolet radiation, which are specifically encoded into audio signals) then into structured, QR-like formats similar to frames or packets. This system is designed to enable advanced analysis by AI models, such as Large Language Models (LLMs). XVAM introduces innovations such as layered encoding, sequential video-like playback, and robust error correction. Its applications span fields like diagnostics, industrial safety, and environmental monitoring. This public disclosure outlines the high-level functionality and advantages of the XVAM framework while omitting proprietary details that may compromise future patent filings.</text:p>
      <text:p text:style-name="Horizontal_20_Line"/>
      <text:h text:style-name="Heading_20_3" text:outline-level="3"><text:span text:style-name="Strong_20_Emphasis">Background and Limitations of Existing Systems</text:span></text:h>
      <text:p text:style-name="Text_20_body">Modern systems struggle with effectively encoding and processing multi-spectral data in real-time. Limitations include:</text:p>
      <text:list text:style-name="L1">
        <text:list-item>
          <text:p text:style-name="P2"><text:span text:style-name="Strong_20_Emphasis">Fragmented Modalities:</text:span> Systems typically process visible, infrared, and ultraviolet data separately, leading to disjointed insights. </text:p>
        </text:list-item>
        <text:list-item>
          <text:p text:style-name="P2"><text:span text:style-name="Strong_20_Emphasis">Static Formats:</text:span> Existing encoding methods (e.g., QR codes) lack the flexibility to represent temporal changes in data. </text:p>
        </text:list-item>
        <text:list-item>
          <text:p text:style-name="P1"><text:span text:style-name="Strong_20_Emphasis">AI Integration Challenges:</text:span> Traditional encoding formats are not optimized for advanced machine learning analysis, limiting their applicability in modern AI-driven workflows. </text:p>
        </text:list-item>
      </text:list>
      <text:h text:style-name="Heading_20_3" text:outline-level="3"><text:span text:style-name="Strong_20_Emphasis">Summary of XVAM Innovations</text:span></text:h>
      <text:p text:style-name="Text_20_body">The XVAM Code addresses these limitations through:</text:p>
      <text:list text:style-name="L2">
        <text:list-item>
          <text:p text:style-name="P4"><text:span text:style-name="Strong_20_Emphasis">Unified Multi-spectral Encoding:</text:span> Transforming multi-spectral data into compact, modular frames suitable for sequential analysis. </text:p>
        </text:list-item>
        <text:list-item>
          <text:p text:style-name="P4"><text:span text:style-name="Strong_20_Emphasis">Cross-modal Audio Integration:</text:span> Incorporating Fourier-transformed audio representations to enrich the data structure. </text:p>
        </text:list-item>
        <text:list-item>
          <text:p text:style-name="P4"><text:span text:style-name="Strong_20_Emphasis">Sequential Playback:</text:span> Supporting video-like playback of data frames to capture temporal trends and anomalies. </text:p>
        </text:list-item>
        <text:list-item>
          <text:p text:style-name="P3"><text:span text:style-name="Strong_20_Emphasis">AI-ready Design:</text:span> Structuring encoded data for seamless ingestion and analysis by LLMs and other AI systems. </text:p>
        </text:list-item>
      </text:list>
      <text:p text:style-name="Horizontal_20_Line"/>
      <text:h text:style-name="Heading_20_3" text:outline-level="3"><text:soft-page-break/><text:span text:style-name="Strong_20_Emphasis">High-Level System Overview</text:span></text:h>
      <text:h text:style-name="Heading_20_4" text:outline-level="4"><text:span text:style-name="Strong_20_Emphasis">1. Data Capture:</text:span></text:h>
      <text:list text:style-name="L3">
        <text:list-item>
          <text:p text:style-name="P5">Multi-spectral sensors collect data across visible, infrared, ultraviolet, and audio spectrums. The data is preprocessed for encoding. </text:p>
        </text:list-item>
      </text:list>
      <text:h text:style-name="Heading_20_4" text:outline-level="4"><text:span text:style-name="Strong_20_Emphasis">2. Encoding Framework:</text:span></text:h>
      <text:list text:style-name="L4">
        <text:list-item>
          <text:p text:style-name="P7">The captured data is transformed into structured, QR-like frames. Each frame includes: </text:p>
          <text:list>
            <text:list-item>
              <text:p text:style-name="P7"><text:span text:style-name="Strong_20_Emphasis">Layered Data:</text:span> Segments for spectral data, metadata, and audio representations. </text:p>
            </text:list-item>
            <text:list-item>
              <text:p text:style-name="P6"><text:span text:style-name="Strong_20_Emphasis">Error Correction:</text:span> Mechanisms to ensure reliability in noisy or incomplete datasets. </text:p>
            </text:list-item>
          </text:list>
        </text:list-item>
      </text:list>
      <text:h text:style-name="Heading_20_4" text:outline-level="4"><text:span text:style-name="Strong_20_Emphasis">3. Sequential Processing:</text:span></text:h>
      <text:list text:style-name="L5">
        <text:list-item>
          <text:p text:style-name="P8">Frames are designed for video-like playback, enabling the analysis of temporal changes and patterns over time. </text:p>
        </text:list-item>
      </text:list>
      <text:h text:style-name="Heading_20_4" text:outline-level="4"><text:span text:style-name="Strong_20_Emphasis">4. AI Integration:</text:span></text:h>
      <text:list text:style-name="L6">
        <text:list-item>
          <text:p text:style-name="P9">Encoded frames are optimized for AI analysis, particularly by LLMs. The structured data format enhances anomaly detection and trend analysis. </text:p>
        </text:list-item>
      </text:list>
      <text:h text:style-name="Heading_20_4" text:outline-level="4"><text:span text:style-name="Strong_20_Emphasis">5. Modular Architecture:</text:span></text:h>
      <text:list text:style-name="L7">
        <text:list-item>
          <text:p text:style-name="P10">The system’s components are modular, ensuring adaptability to future advancements, including quantum computing and next-generation AI models. </text:p>
        </text:list-item>
      </text:list>
      <text:p text:style-name="Horizontal_20_Line"/>
      <text:h text:style-name="Heading_20_3" text:outline-level="3"><text:span text:style-name="Strong_20_Emphasis">Applications</text:span></text:h>
      <text:p text:style-name="Text_20_body">The XVAM framework has broad applications, including:</text:p>
      <text:list text:style-name="L8">
        <text:list-item>
          <text:p text:style-name="P12"><text:span text:style-name="Strong_20_Emphasis">Medical Diagnostics:</text:span> Early detection of abnormalities through multi-spectral data analysis. </text:p>
        </text:list-item>
        <text:list-item>
          <text:p text:style-name="P12"><text:span text:style-name="Strong_20_Emphasis">Industrial Safety:</text:span> Real-time monitoring of equipment to prevent failures. </text:p>
        </text:list-item>
        <text:list-item>
          <text:p text:style-name="P12"><text:span text:style-name="Strong_20_Emphasis">Environmental Monitoring:</text:span> Tracking changes in temperature, pollutants, and other environmental factors. </text:p>
        </text:list-item>
        <text:list-item>
          <text:p text:style-name="P11"><text:span text:style-name="Strong_20_Emphasis">Assistive Technologies:</text:span> Enhancing accessibility for visually impaired individuals. </text:p>
        </text:list-item>
      </text:list>
      <text:p text:style-name="Horizontal_20_Line"/>
      <text:h text:style-name="Heading_20_3" text:outline-level="3"><text:span text:style-name="Strong_20_Emphasis">Advantages of XVAM</text:span></text:h>
      <text:list text:style-name="L9">
        <text:list-item>
          <text:p text:style-name="P14"><text:span text:style-name="Strong_20_Emphasis">Dynamic Sequential Playback:</text:span> Captures and analyzes temporal changes in data, unlike static QR codes. </text:p>
        </text:list-item>
        <text:list-item>
          <text:p text:style-name="P14"><text:span text:style-name="Strong_20_Emphasis">Layered Encoding:</text:span> Combines multi-modal data in a single, structured format for efficient analysis. </text:p>
        </text:list-item>
        <text:list-item>
          <text:p text:style-name="P14"><text:span text:style-name="Strong_20_Emphasis">AI Optimization:</text:span> Enhances pattern recognition and anomaly detection through an AI-ready design. </text:p>
        </text:list-item>
        <text:list-item>
          <text:p text:style-name="P14"><text:soft-page-break/><text:span text:style-name="Strong_20_Emphasis">Error Correction:</text:span> Ensures data integrity, even in challenging environments. </text:p>
        </text:list-item>
        <text:list-item>
          <text:p text:style-name="P13"><text:span text:style-name="Strong_20_Emphasis">Future-readiness:</text:span> Adapts to emerging technologies, such as quantum computing, for long-term applicability. </text:p>
        </text:list-item>
      </text:list>
      <text:p text:style-name="Horizontal_20_Line"/>
      <text:h text:style-name="Heading_20_3" text:outline-level="3"><text:span text:style-name="Strong_20_Emphasis">Public Disclosure Note</text:span></text:h>
      <text:p text:style-name="Text_20_body">This document is a public disclosure designed to provide protection under applicable intellectual property laws by establishing prior art. It omits proprietary implementation details, including specific algorithms, encoding methodologies, and system architectures, to preserve the opportunity for future patent filings. For detailed technical inquiries, please contact the autho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4T13:09:17.268000000</meta:creation-date>
    <dc:date>2025-01-24T13:10:27.900000000</dc:date>
    <meta:editing-duration>PT1M10S</meta:editing-duration>
    <meta:editing-cycles>1</meta:editing-cycles>
    <meta:document-statistic meta:table-count="0" meta:image-count="0" meta:object-count="0" meta:page-count="3" meta:paragraph-count="43" meta:word-count="565" meta:character-count="4320" meta:non-whitespace-character-count="3798"/>
    <meta:generator>LibreOffice/24.2.2.2$Windows_X86_64 LibreOffice_project/d56cc158d8a96260b836f100ef4b4ef25d6f1a01</meta:generator>
  </office:meta>
</office:document-meta>
</file>